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dd42" officeooo:paragraph-rsid="000cdd42"/>
    </style:style>
    <style:style style:name="P2" style:family="paragraph" style:parent-style-name="Standard">
      <style:text-properties fo:font-weight="bold" officeooo:rsid="000cdd42" officeooo:paragraph-rsid="000cdd42" style:font-weight-asian="bold" style:font-weight-complex="bold"/>
    </style:style>
    <style:style style:name="P3" style:family="paragraph" style:parent-style-name="Standard">
      <style:text-properties officeooo:rsid="004eb9d0" officeooo:paragraph-rsid="000cdd42"/>
    </style:style>
    <style:style style:name="P4" style:family="paragraph" style:parent-style-name="Standard">
      <style:text-properties officeooo:rsid="0011429f" officeooo:paragraph-rsid="0011429f"/>
    </style:style>
    <style:style style:name="P5" style:family="paragraph" style:parent-style-name="Standard">
      <style:text-properties fo:font-size="16pt" fo:font-weight="bold" officeooo:rsid="0011429f" officeooo:paragraph-rsid="000cdd42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133813" officeooo:paragraph-rsid="00133813"/>
    </style:style>
    <style:style style:name="P7" style:family="paragraph" style:parent-style-name="Standard">
      <style:text-properties fo:font-weight="bold" officeooo:rsid="0011429f" officeooo:paragraph-rsid="0011429f" style:font-weight-asian="bold" style:font-weight-complex="bold"/>
    </style:style>
    <style:style style:name="P8" style:family="paragraph" style:parent-style-name="Standard">
      <style:text-properties fo:font-weight="bold" officeooo:rsid="001507be" officeooo:paragraph-rsid="001507be" style:font-weight-asian="bold" style:font-weight-complex="bold"/>
    </style:style>
    <style:style style:name="P9" style:family="paragraph" style:parent-style-name="Standard">
      <style:text-properties officeooo:rsid="0011429f" officeooo:paragraph-rsid="0011429f"/>
    </style:style>
    <style:style style:name="P10" style:family="paragraph" style:parent-style-name="Standard">
      <style:text-properties officeooo:rsid="001507be" officeooo:paragraph-rsid="001507be"/>
    </style:style>
    <style:style style:name="P11" style:family="paragraph" style:parent-style-name="Standard">
      <style:text-properties officeooo:rsid="00133813" officeooo:paragraph-rsid="001507be"/>
    </style:style>
    <style:style style:name="P12" style:family="paragraph" style:parent-style-name="Standard">
      <style:text-properties officeooo:rsid="00153c12" officeooo:paragraph-rsid="00153c12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1429f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127037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</text:span><text:span text:style-name="T3">L</text:span><text:span text:style-name="T2">apps <text:s text:c="2"/>Decentralized Learning Applications</text:span></text:p>
      <text:p text:style-name="P5"/>
      <text:p text:style-name="P2">Introduction</text:p>
      <text:p text:style-name="P10">Decentralized Learning Application are niche AI algorithms operating on a blockchain.</text:p>
      <text:p text:style-name="P10"/>
      <text:p text:style-name="P3"/>
      <text:p text:style-name="P7">Intelligence from learning</text:p>
      <text:p text:style-name="P12">Historically only human have the ability to hold and apply knowledge. <text:s/>Through advances in technology, hardware and software machine a niche area can know perform as humans.</text:p>
      <text:p text:style-name="P4"/>
      <text:p text:style-name="P8">Technology</text:p>
      <text:p text:style-name="P10"/>
      <text:p text:style-name="P10">Hardware</text:p>
      <text:p text:style-name="P10">Computation power.</text:p>
      <text:p text:style-name="P10"/>
      <text:p text:style-name="P10"/>
      <text:p text:style-name="P10">Software</text:p>
      <text:p text:style-name="P10">Human written software code that allows self organisation and even writing of future software code.</text:p>
      <text:p text:style-name="P4"/>
      <text:p text:style-name="P10">Sensors</text:p>
      <text:p text:style-name="P4"/>
      <text:p text:style-name="P4"/>
      <text:p text:style-name="P11">Network</text:p>
      <text:p text:style-name="P11"><text:s/>VM computer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2T16:13:09.576861321</meta:creation-date>
    <meta:generator>LibreOffice/4.2.6.3$Linux_X86_64 LibreOffice_project/420m0$Build-3</meta:generator>
    <dc:date>2014-10-29T10:20:13.629408993</dc:date>
    <meta:editing-duration>PT7M1S</meta:editing-duration>
    <meta:editing-cycles>8</meta:editing-cycles>
    <meta:document-statistic meta:table-count="0" meta:image-count="0" meta:object-count="0" meta:page-count="1" meta:paragraph-count="13" meta:word-count="70" meta:character-count="509" meta:non-whitespace-character-count="448"/>
  </office:meta>
</office:document-meta>
</file>